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7a1" officeooo:paragraph-rsid="00037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s de Processamento de Imagens</text:p>
      <text:p text:style-name="P1"/>
      <text:p text:style-name="P1">Relatório Ilustrado – Laboratório 1</text:p>
      <text:p text:style-name="P1"/>
      <text:p text:style-name="P1">Nome: João Pedro Cosme da Silva / Cartão 003147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57:30.854109998</meta:creation-date>
    <dc:date>2022-12-19T10:59:46.478958983</dc:date>
    <meta:editing-duration>PT2M16S</meta:editing-duration>
    <meta:editing-cycles>1</meta:editing-cycles>
    <meta:document-statistic meta:table-count="0" meta:image-count="0" meta:object-count="0" meta:page-count="1" meta:paragraph-count="3" meta:word-count="18" meta:character-count="122" meta:non-whitespace-character-count="106"/>
    <meta:generator>LibreOffice/7.3.7.2$Linux_X86_64 LibreOffice_project/30$Build-2</meta:generator>
  </office:meta>
</office:document-meta>
</file>